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Times New Roman" officeooo:rsid="000701b2" officeooo:paragraph-rsid="000701b2"/>
    </style:style>
    <style:style style:name="P2" style:family="paragraph" style:parent-style-name="Text_20_body" style:list-style-name="L1">
      <style:text-properties style:font-name="Times New Roman" officeooo:rsid="000701b2" officeooo:paragraph-rsid="000701b2"/>
    </style:style>
    <style:style style:name="P3" style:family="paragraph" style:parent-style-name="Text_20_body" style:list-style-name="L1">
      <style:text-properties style:font-name="Times New Roman" officeooo:rsid="0007df7c" officeooo:paragraph-rsid="0007df7c"/>
    </style:style>
    <style:style style:name="P4" style:family="paragraph" style:parent-style-name="Text_20_body" style:list-style-name="L1">
      <style:text-properties style:font-name="Times New Roman" officeooo:rsid="0007c88b" officeooo:paragraph-rsid="0007c88b"/>
    </style:style>
    <style:style style:name="P5" style:family="paragraph" style:parent-style-name="Text_20_body" style:list-style-name="L1">
      <style:text-properties style:font-name="Times New Roman" officeooo:rsid="000b1734" officeooo:paragraph-rsid="000d4b7e"/>
    </style:style>
    <style:style style:name="P6" style:family="paragraph" style:parent-style-name="Text_20_body" style:list-style-name="L1">
      <style:text-properties style:font-name="Times New Roman" officeooo:rsid="000f45db" officeooo:paragraph-rsid="000f45db"/>
    </style:style>
    <style:style style:name="P7" style:family="paragraph" style:parent-style-name="Text_20_body" style:list-style-name="L1">
      <style:text-properties style:font-name="Times New Roman" officeooo:rsid="0009d3c2" officeooo:paragraph-rsid="0009d3c2"/>
    </style:style>
    <style:style style:name="T1" style:family="text">
      <style:text-properties officeooo:rsid="00105f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rinciples of the Lifestyle</text:p>
      <text:list xml:id="list2778474028030327147" text:style-name="L1">
        <text:list-item>
          <text:p text:style-name="P2">Early to bed and early to raise</text:p>
          <text:list>
            <text:list-item>
              <text:p text:style-name="P3">Go to bed before 11:00 pm</text:p>
            </text:list-item>
            <text:list-item>
              <text:p text:style-name="P3">Raise before 08:00 am</text:p>
            </text:list-item>
          </text:list>
        </text:list-item>
        <text:list-item>
          <text:p text:style-name="P4">Eat and drink in mode<text:span text:style-name="T1">ration</text:span></text:p>
          <text:list>
            <text:list-item>
              <text:p text:style-name="P3">Keep hungry, keep foolish</text:p>
            </text:list-item>
          </text:list>
        </text:list-item>
        <text:list-item>
          <text:p text:style-name="P5">Control the time been before screens</text:p>
        </text:list-item>
        <text:list-item>
          <text:p text:style-name="P4">Keep the body and living environment hygienic</text:p>
        </text:list-item>
        <text:list-item>
          <text:p text:style-name="P6">No social media, no China news</text:p>
        </text:list-item>
        <text:list-item>
          <text:p text:style-name="P7">Exercise regularly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5S</meta:editing-duration>
    <meta:editing-cycles>11</meta:editing-cycles>
    <meta:generator>LibreOffice/4.2.4.2$Windows_x86 LibreOffice_project/63150712c6d317d27ce2db16eb94c2f3d7b699f8</meta:generator>
    <dc:date>2014-06-16T16:50:46.192000000</dc:date>
    <meta:document-statistic meta:table-count="0" meta:image-count="0" meta:object-count="0" meta:page-count="1" meta:paragraph-count="10" meta:word-count="61" meta:character-count="301" meta:non-whitespace-character-count="258"/>
    <meta:user-defined meta:name="Info 1"/>
    <meta:user-defined meta:name="Info 2"/>
    <meta:user-defined meta:name="Info 3"/>
    <meta:user-defined meta:name="Info 4"/>
  </office:meta>
</office:document-meta>
</file>